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5 年 4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76280" calcext:value-type="float">
            <text:p><text:s text:c="3"/>76,280</text:p>
          </table:table-cell>
          <table:table-cell table:style-name="ce35" office:value-type="float" office:value="2901" calcext:value-type="float">
            <text:p><text:s text:c="3"/>2,901</text:p>
          </table:table-cell>
          <table:table-cell table:style-name="ce35" office:value-type="float" office:value="7491" calcext:value-type="float">
            <text:p><text:s text:c="3"/>7,491</text:p>
          </table:table-cell>
          <table:table-cell table:style-name="ce35" office:value-type="float" office:value="6401" calcext:value-type="float">
            <text:p><text:s text:c="3"/>6,401</text:p>
          </table:table-cell>
          <table:table-cell table:style-name="ce35" office:value-type="float" office:value="2478" calcext:value-type="float">
            <text:p><text:s text:c="3"/>2,478</text:p>
          </table:table-cell>
          <table:table-cell table:style-name="ce35" office:value-type="float" office:value="2647" calcext:value-type="float">
            <text:p><text:s text:c="3"/>2,647</text:p>
          </table:table-cell>
          <table:table-cell table:style-name="ce35" office:value-type="float" office:value="1767" calcext:value-type="float">
            <text:p><text:s text:c="3"/>1,767</text:p>
          </table:table-cell>
          <table:table-cell table:style-name="ce35" office:value-type="float" office:value="2853" calcext:value-type="float">
            <text:p><text:s text:c="3"/>2,853</text:p>
          </table:table-cell>
          <table:table-cell table:style-name="ce35" office:value-type="float" office:value="8063" calcext:value-type="float">
            <text:p><text:s text:c="3"/>8,063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6" office:value-type="float" office:value="6" calcext:value-type="float">
            <text:p>6</text:p>
          </table:table-cell>
          <table:table-cell table:style-name="ce35" office:value-type="float" office:value="3655" calcext:value-type="float">
            <text:p><text:s text:c="3"/>3,655</text:p>
          </table:table-cell>
          <table:table-cell table:style-name="ce35" office:value-type="float" office:value="36097" calcext:value-type="float">
            <text:p><text:s text:c="3"/>36,097</text:p>
          </table:table-cell>
          <table:table-cell table:style-name="ce35" office:value-type="float" office:value="1527" calcext:value-type="float">
            <text:p><text:s text:c="3"/>1,52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74915" calcext:value-type="float">
            <text:p><text:s text:c="3"/>74,915</text:p>
          </table:table-cell>
          <table:table-cell table:style-name="ce35" office:value-type="float" office:value="3027" calcext:value-type="float">
            <text:p><text:s text:c="3"/>3,027</text:p>
          </table:table-cell>
          <table:table-cell table:style-name="ce35" office:value-type="float" office:value="6735" calcext:value-type="float">
            <text:p><text:s text:c="3"/>6,735</text:p>
          </table:table-cell>
          <table:table-cell table:style-name="ce35" office:value-type="float" office:value="4872" calcext:value-type="float">
            <text:p><text:s text:c="3"/>4,872</text:p>
          </table:table-cell>
          <table:table-cell table:style-name="ce35" office:value-type="float" office:value="4380" calcext:value-type="float">
            <text:p><text:s text:c="3"/>4,380</text:p>
          </table:table-cell>
          <table:table-cell table:style-name="ce35" office:value-type="float" office:value="3589" calcext:value-type="float">
            <text:p><text:s text:c="3"/>3,589</text:p>
          </table:table-cell>
          <table:table-cell table:style-name="ce35" office:value-type="float" office:value="1977" calcext:value-type="float">
            <text:p><text:s text:c="3"/>1,977</text:p>
          </table:table-cell>
          <table:table-cell table:style-name="ce35" office:value-type="float" office:value="2661" calcext:value-type="float">
            <text:p><text:s text:c="3"/>2,661</text:p>
          </table:table-cell>
          <table:table-cell table:style-name="ce35" office:value-type="float" office:value="7432" calcext:value-type="float">
            <text:p><text:s text:c="3"/>7,432</text:p>
          </table:table-cell>
          <table:table-cell table:style-name="ce35" office:value-type="float" office:value="440" calcext:value-type="float">
            <text:p><text:s text:c="3"/>440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655" calcext:value-type="float">
            <text:p><text:s text:c="3"/>3,655</text:p>
          </table:table-cell>
          <table:table-cell table:style-name="ce35" office:value-type="float" office:value="36097" calcext:value-type="float">
            <text:p><text:s text:c="3"/>36,097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9" office:value-type="float" office:value="1365" calcext:value-type="float">
            <text:p><text:s text:c="3"/>1,365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4755" calcext:value-type="float">
            <text:p><text:s text:c="3"/>34,755</text:p>
          </table:table-cell>
          <table:table-cell table:style-name="ce35" office:value-type="float" office:value="1337" calcext:value-type="float">
            <text:p><text:s text:c="3"/>1,337</text:p>
          </table:table-cell>
          <table:table-cell table:style-name="ce35" office:value-type="float" office:value="3586" calcext:value-type="float">
            <text:p><text:s text:c="3"/>3,586</text:p>
          </table:table-cell>
          <table:table-cell table:style-name="ce35" office:value-type="float" office:value="3064" calcext:value-type="float">
            <text:p><text:s text:c="3"/>3,064</text:p>
          </table:table-cell>
          <table:table-cell table:style-name="ce35" office:value-type="float" office:value="1181" calcext:value-type="float">
            <text:p><text:s text:c="3"/>1,181</text:p>
          </table:table-cell>
          <table:table-cell table:style-name="ce35" office:value-type="float" office:value="1242" calcext:value-type="float">
            <text:p><text:s text:c="3"/>1,242</text:p>
          </table:table-cell>
          <table:table-cell table:style-name="ce35" office:value-type="float" office:value="804" calcext:value-type="float">
            <text:p><text:s text:c="3"/>804</text:p>
          </table:table-cell>
          <table:table-cell table:style-name="ce35" office:value-type="float" office:value="1322" calcext:value-type="float">
            <text:p><text:s text:c="3"/>1,322</text:p>
          </table:table-cell>
          <table:table-cell table:style-name="ce35" office:value-type="float" office:value="3728" calcext:value-type="float">
            <text:p><text:s text:c="3"/>3,728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7" office:value-type="float" office:value="3" calcext:value-type="float">
            <text:p>3</text:p>
          </table:table-cell>
          <table:table-cell table:style-name="ce35" office:value-type="float" office:value="1626" calcext:value-type="float">
            <text:p><text:s text:c="3"/>1,626</text:p>
          </table:table-cell>
          <table:table-cell table:style-name="ce35" office:value-type="float" office:value="16255" calcext:value-type="float">
            <text:p><text:s text:c="3"/>16,255</text:p>
          </table:table-cell>
          <table:table-cell table:style-name="ce35" office:value-type="float" office:value="379" calcext:value-type="float">
            <text:p><text:s text:c="3"/>379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4355" calcext:value-type="float">
            <text:p><text:s text:c="3"/>34,355</text:p>
          </table:table-cell>
          <table:table-cell table:style-name="ce35" office:value-type="float" office:value="1298" calcext:value-type="float">
            <text:p><text:s text:c="3"/>1,298</text:p>
          </table:table-cell>
          <table:table-cell table:style-name="ce35" office:value-type="float" office:value="3172" calcext:value-type="float">
            <text:p><text:s text:c="3"/>3,172</text:p>
          </table:table-cell>
          <table:table-cell table:style-name="ce35" office:value-type="float" office:value="2247" calcext:value-type="float">
            <text:p><text:s text:c="3"/>2,247</text:p>
          </table:table-cell>
          <table:table-cell table:style-name="ce35" office:value-type="float" office:value="2047" calcext:value-type="float">
            <text:p><text:s text:c="3"/>2,047</text:p>
          </table:table-cell>
          <table:table-cell table:style-name="ce35" office:value-type="float" office:value="1592" calcext:value-type="float">
            <text:p><text:s text:c="3"/>1,592</text:p>
          </table:table-cell>
          <table:table-cell table:style-name="ce35" office:value-type="float" office:value="925" calcext:value-type="float">
            <text:p><text:s text:c="3"/>925</text:p>
          </table:table-cell>
          <table:table-cell table:style-name="ce35" office:value-type="float" office:value="1265" calcext:value-type="float">
            <text:p><text:s text:c="3"/>1,265</text:p>
          </table:table-cell>
          <table:table-cell table:style-name="ce35" office:value-type="float" office:value="3665" calcext:value-type="float">
            <text:p><text:s text:c="3"/>3,665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626" calcext:value-type="float">
            <text:p><text:s text:c="3"/>1,626</text:p>
          </table:table-cell>
          <table:table-cell table:style-name="ce35" office:value-type="float" office:value="16255" calcext:value-type="float">
            <text:p><text:s text:c="3"/>16,255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8" office:value-type="float" office:value="400" calcext:value-type="float">
            <text:p><text:s text:c="3"/>40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1525" calcext:value-type="float">
            <text:p><text:s text:c="3"/>41,525</text:p>
          </table:table-cell>
          <table:table-cell table:style-name="ce35" office:value-type="float" office:value="1564" calcext:value-type="float">
            <text:p><text:s text:c="3"/>1,564</text:p>
          </table:table-cell>
          <table:table-cell table:style-name="ce35" office:value-type="float" office:value="3905" calcext:value-type="float">
            <text:p><text:s text:c="3"/>3,905</text:p>
          </table:table-cell>
          <table:table-cell table:style-name="ce35" office:value-type="float" office:value="3337" calcext:value-type="float">
            <text:p><text:s text:c="3"/>3,337</text:p>
          </table:table-cell>
          <table:table-cell table:style-name="ce35" office:value-type="float" office:value="1297" calcext:value-type="float">
            <text:p><text:s text:c="3"/>1,297</text:p>
          </table:table-cell>
          <table:table-cell table:style-name="ce35" office:value-type="float" office:value="1405" calcext:value-type="float">
            <text:p><text:s text:c="3"/>1,405</text:p>
          </table:table-cell>
          <table:table-cell table:style-name="ce35" office:value-type="float" office:value="963" calcext:value-type="float">
            <text:p><text:s text:c="3"/>963</text:p>
          </table:table-cell>
          <table:table-cell table:style-name="ce35" office:value-type="float" office:value="1531" calcext:value-type="float">
            <text:p><text:s text:c="3"/>1,531</text:p>
          </table:table-cell>
          <table:table-cell table:style-name="ce35" office:value-type="float" office:value="4335" calcext:value-type="float">
            <text:p><text:s text:c="3"/>4,335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8" office:value-type="float" office:value="3" calcext:value-type="float">
            <text:p>3</text:p>
          </table:table-cell>
          <table:table-cell table:style-name="ce35" office:value-type="float" office:value="2029" calcext:value-type="float">
            <text:p><text:s text:c="3"/>2,029</text:p>
          </table:table-cell>
          <table:table-cell table:style-name="ce35" office:value-type="float" office:value="19842" calcext:value-type="float">
            <text:p><text:s text:c="3"/>19,842</text:p>
          </table:table-cell>
          <table:table-cell table:style-name="ce35" office:value-type="float" office:value="1148" calcext:value-type="float">
            <text:p><text:s text:c="3"/>1,14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0560" calcext:value-type="float">
            <text:p><text:s text:c="3"/>40,560</text:p>
          </table:table-cell>
          <table:table-cell table:style-name="ce35" office:value-type="float" office:value="1729" calcext:value-type="float">
            <text:p><text:s text:c="3"/>1,729</text:p>
          </table:table-cell>
          <table:table-cell table:style-name="ce35" office:value-type="float" office:value="3563" calcext:value-type="float">
            <text:p><text:s text:c="3"/>3,563</text:p>
          </table:table-cell>
          <table:table-cell table:style-name="ce35" office:value-type="float" office:value="2625" calcext:value-type="float">
            <text:p><text:s text:c="3"/>2,625</text:p>
          </table:table-cell>
          <table:table-cell table:style-name="ce35" office:value-type="float" office:value="2333" calcext:value-type="float">
            <text:p><text:s text:c="3"/>2,333</text:p>
          </table:table-cell>
          <table:table-cell table:style-name="ce35" office:value-type="float" office:value="1997" calcext:value-type="float">
            <text:p><text:s text:c="3"/>1,997</text:p>
          </table:table-cell>
          <table:table-cell table:style-name="ce35" office:value-type="float" office:value="1052" calcext:value-type="float">
            <text:p><text:s text:c="3"/>1,052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3767" calcext:value-type="float">
            <text:p><text:s text:c="3"/>3,767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029" calcext:value-type="float">
            <text:p><text:s text:c="3"/>2,029</text:p>
          </table:table-cell>
          <table:table-cell table:style-name="ce35" office:value-type="float" office:value="19842" calcext:value-type="float">
            <text:p><text:s text:c="3"/>19,842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9" office:value-type="float" office:value="965" calcext:value-type="float">
            <text:p><text:s text:c="3"/>96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2203" calcext:value-type="float">
            <text:p>12,203</text:p>
          </table:table-cell>
          <table:table-cell table:style-name="ce36" office:value-type="float" office:value="684" calcext:value-type="float">
            <text:p>68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655" calcext:value-type="float">
            <text:p>3,655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604" calcext:value-type="float">
            <text:p>1,604</text:p>
          </table:table-cell>
          <table:table-cell table:style-name="ce36" office:value-type="float" office:value="91" calcext:value-type="float">
            <text:p>9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445" calcext:value-type="float">
            <text:p>4,445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644" calcext:value-type="float">
            <text:p>12,644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971" calcext:value-type="float">
            <text:p>2,971</text:p>
          </table:table-cell>
          <table:table-cell table:style-name="ce36" office:value-type="float" office:value="1586" calcext:value-type="float">
            <text:p>1,586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899" calcext:value-type="float">
            <text:p>1,899</text:p>
          </table:table-cell>
          <table:table-cell table:style-name="ce36" office:value-type="float" office:value="125" calcext:value-type="float">
            <text:p>12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445" calcext:value-type="float">
            <text:p>4,44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" calcext:value-type="float">
            <text:p>12</text:p>
          </table:table-cell>
          <table:table-cell table:style-name="ce60" office:value-type="float" office:value="-441" calcext:value-type="float">
            <text:p><text:s/>－441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56" calcext:value-type="float">
            <text:p>5,556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733" calcext:value-type="float">
            <text:p>1,733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73" calcext:value-type="float">
            <text:p>1,973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886" calcext:value-type="float">
            <text:p>5,886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85" calcext:value-type="float">
            <text:p>1,385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949" calcext:value-type="float">
            <text:p>949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73" calcext:value-type="float">
            <text:p>1,97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61" office:value-type="float" office:value="-330" calcext:value-type="float">
            <text:p><text:s/>－33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6647" calcext:value-type="float">
            <text:p>6,647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22" calcext:value-type="float">
            <text:p>1,922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857" calcext:value-type="float">
            <text:p>857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72" calcext:value-type="float">
            <text:p>2,472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58" calcext:value-type="float">
            <text:p>6,758</text:p>
          </table:table-cell>
          <table:table-cell table:style-name="ce38" office:value-type="float" office:value="376" calcext:value-type="float">
            <text:p>3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86" calcext:value-type="float">
            <text:p>1,586</text:p>
          </table:table-cell>
          <table:table-cell table:style-name="ce38" office:value-type="float" office:value="824" calcext:value-type="float">
            <text:p>824</text:p>
          </table:table-cell>
          <table:table-cell table:style-name="ce38" office:value-type="float" office:value="225" calcext:value-type="float">
            <text:p>225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950" calcext:value-type="float">
            <text:p>950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72" calcext:value-type="float">
            <text:p>2,4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" calcext:value-type="float">
            <text:p>5</text:p>
          </table:table-cell>
          <table:table-cell table:style-name="ce61" office:value-type="float" office:value="-111" calcext:value-type="float">
            <text:p><text:s/>－111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9637" calcext:value-type="float">
            <text:p>9,637</text:p>
          </table:table-cell>
          <table:table-cell table:style-name="ce36" office:value-type="float" office:value="953" calcext:value-type="float">
            <text:p>953</text:p>
          </table:table-cell>
          <table:table-cell table:style-name="ce36" office:value-type="float" office:value="2971" calcext:value-type="float">
            <text:p>2,97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918" calcext:value-type="float">
            <text:p>918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73" calcext:value-type="float">
            <text:p>3,573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893" calcext:value-type="float">
            <text:p>10,893</text:p>
          </table:table-cell>
          <table:table-cell table:style-name="ce36" office:value-type="float" office:value="909" calcext:value-type="float">
            <text:p>909</text:p>
          </table:table-cell>
          <table:table-cell table:style-name="ce36" office:value-type="float" office:value="3655" calcext:value-type="float">
            <text:p>3,65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98" calcext:value-type="float">
            <text:p>698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266" calcext:value-type="float">
            <text:p>1,266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73" calcext:value-type="float">
            <text:p>3,57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60" office:value-type="float" office:value="-1256" calcext:value-type="float">
            <text:p><text:s/>－1,25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397" calcext:value-type="float">
            <text:p>4,397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1385" calcext:value-type="float">
            <text:p>1,38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34" calcext:value-type="float">
            <text:p>1,63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080" calcext:value-type="float">
            <text:p>5,080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1733" calcext:value-type="float">
            <text:p>1,73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34" calcext:value-type="float">
            <text:p>1,63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-683" calcext:value-type="float">
            <text:p><text:s/>－68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5240" calcext:value-type="float">
            <text:p>5,240</text:p>
          </table:table-cell>
          <table:table-cell table:style-name="ce38" office:value-type="float" office:value="508" calcext:value-type="float">
            <text:p>508</text:p>
          </table:table-cell>
          <table:table-cell table:style-name="ce38" office:value-type="float" office:value="1586" calcext:value-type="float">
            <text:p>1,5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479" calcext:value-type="float">
            <text:p>479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39" calcext:value-type="float">
            <text:p>1,939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813" calcext:value-type="float">
            <text:p>5,813</text:p>
          </table:table-cell>
          <table:table-cell table:style-name="ce38" office:value-type="float" office:value="532" calcext:value-type="float">
            <text:p>532</text:p>
          </table:table-cell>
          <table:table-cell table:style-name="ce38" office:value-type="float" office:value="1922" calcext:value-type="float">
            <text:p>1,9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626" calcext:value-type="float">
            <text:p>626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39" calcext:value-type="float">
            <text:p>1,93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-573" calcext:value-type="float">
            <text:p><text:s/>－573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8346" calcext:value-type="float">
            <text:p>8,346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1586" calcext:value-type="float">
            <text:p>1,586</text:p>
          </table:table-cell>
          <table:table-cell table:style-name="ce36" office:value-type="float" office:value="698" calcext:value-type="float">
            <text:p>69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1358" calcext:value-type="float">
            <text:p>1,358</text:p>
          </table:table-cell>
          <table:table-cell table:style-name="ce36" office:value-type="float" office:value="74" calcext:value-type="float">
            <text:p>7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95" calcext:value-type="float">
            <text:p>3,595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291" calcext:value-type="float">
            <text:p>6,291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911" calcext:value-type="float">
            <text:p>911</text:p>
          </table:table-cell>
          <table:table-cell table:style-name="ce36" office:value-type="float" office:value="82" calcext:value-type="float">
            <text:p>8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95" calcext:value-type="float">
            <text:p>3,59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style-name="ce60" office:value-type="float" office:value="2055" calcext:value-type="float">
            <text:p>2,055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816" calcext:value-type="float">
            <text:p>3,816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29" calcext:value-type="float">
            <text:p>1,629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904" calcext:value-type="float">
            <text:p>2,904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75" calcext:value-type="float">
            <text:p>475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29" calcext:value-type="float">
            <text:p>1,62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912" calcext:value-type="float">
            <text:p>912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530" calcext:value-type="float">
            <text:p>4,530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824" calcext:value-type="float">
            <text:p>824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734" calcext:value-type="float">
            <text:p>734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66" calcext:value-type="float">
            <text:p>1,966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87" calcext:value-type="float">
            <text:p>3,387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66" calcext:value-type="float">
            <text:p>1,9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1143" calcext:value-type="float">
            <text:p>1,143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9674" calcext:value-type="float">
            <text:p>9,674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2152" calcext:value-type="float">
            <text:p>2,152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681" calcext:value-type="float">
            <text:p>5,681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626" calcext:value-type="float">
            <text:p>8,626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506" calcext:value-type="float">
            <text:p>1,506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681" calcext:value-type="float">
            <text:p>5,68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1048" calcext:value-type="float">
            <text:p>1,048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247" calcext:value-type="float">
            <text:p>4,247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484" calcext:value-type="float">
            <text:p>2,48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850" calcext:value-type="float">
            <text:p>3,85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10" calcext:value-type="float">
            <text:p>710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484" calcext:value-type="float">
            <text:p>2,48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1" office:value-type="float" office:value="397" calcext:value-type="float">
            <text:p>39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427" calcext:value-type="float">
            <text:p>5,427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225" calcext:value-type="float">
            <text:p>225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199" calcext:value-type="float">
            <text:p>1,199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97" calcext:value-type="float">
            <text:p>3,197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776" calcext:value-type="float">
            <text:p>4,776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35" calcext:value-type="float">
            <text:p>135</text:p>
          </table:table-cell>
          <table:table-cell table:number-columns-repeated="2" table:style-name="ce38" office:value-type="float" office:value="129" calcext:value-type="float">
            <text:p>1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796" calcext:value-type="float">
            <text:p>796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97" calcext:value-type="float">
            <text:p>3,19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651" calcext:value-type="float">
            <text:p>651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5900" calcext:value-type="float">
            <text:p>5,900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11" calcext:value-type="float">
            <text:p>611</text:p>
          </table:table-cell>
          <table:table-cell table:style-name="ce36" office:value-type="float" office:value="687" calcext:value-type="float">
            <text:p>687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717" calcext:value-type="float">
            <text:p>3,717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631" calcext:value-type="float">
            <text:p>5,63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37" calcext:value-type="float">
            <text:p>537</text:p>
          </table:table-cell>
          <table:table-cell table:style-name="ce36" office:value-type="float" office:value="563" calcext:value-type="float">
            <text:p>563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717" calcext:value-type="float">
            <text:p>3,71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269" calcext:value-type="float">
            <text:p>269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705" calcext:value-type="float">
            <text:p>2,70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02" calcext:value-type="float">
            <text:p>1,70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566" calcext:value-type="float">
            <text:p>2,56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02" calcext:value-type="float">
            <text:p>1,70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139" calcext:value-type="float">
            <text:p>13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195" calcext:value-type="float">
            <text:p>3,195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float" office:value="362" calcext:value-type="float">
            <text:p>362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15" calcext:value-type="float">
            <text:p>2,015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065" calcext:value-type="float">
            <text:p>3,065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15" calcext:value-type="float">
            <text:p>2,0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130" calcext:value-type="float">
            <text:p>130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9372" calcext:value-type="float">
            <text:p>9,372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537" calcext:value-type="float">
            <text:p>53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72" calcext:value-type="float">
            <text:p>1,272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297" calcext:value-type="float">
            <text:p>6,297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28" calcext:value-type="float">
            <text:p>9,428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611" calcext:value-type="float">
            <text:p>61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21" calcext:value-type="float">
            <text:p>1,221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297" calcext:value-type="float">
            <text:p>6,29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-56" calcext:value-type="float">
            <text:p><text:s/>－56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220" calcext:value-type="float">
            <text:p>4,220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801" calcext:value-type="float">
            <text:p>2,8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43" calcext:value-type="float">
            <text:p>4,243</text:p>
          </table:table-cell>
          <table:table-cell table:number-columns-repeated="2" table:style-name="ce37" office:value-type="float" office:value="119" calcext:value-type="float">
            <text:p>119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801" calcext:value-type="float">
            <text:p>2,80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-23" calcext:value-type="float">
            <text:p><text:s/>－23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152" calcext:value-type="float">
            <text:p>5,152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2" calcext:value-type="float">
            <text:p>672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96" calcext:value-type="float">
            <text:p>3,496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185" calcext:value-type="float">
            <text:p>5,185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1" calcext:value-type="float">
            <text:p>621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96" calcext:value-type="float">
            <text:p>3,49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-33" calcext:value-type="float">
            <text:p><text:s/>－33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0389" calcext:value-type="float">
            <text:p><text:s text:c="3"/>20,389</text:p>
          </table:table-cell>
          <table:table-cell table:style-name="ce39" office:value-type="float" office:value="429" calcext:value-type="float">
            <text:p><text:s text:c="3"/>429</text:p>
          </table:table-cell>
          <table:table-cell table:style-name="ce39" office:value-type="float" office:value="1899" calcext:value-type="float">
            <text:p><text:s text:c="3"/>1,899</text:p>
          </table:table-cell>
          <table:table-cell table:style-name="ce39" office:value-type="float" office:value="1266" calcext:value-type="float">
            <text:p><text:s text:c="3"/>1,266</text:p>
          </table:table-cell>
          <table:table-cell table:style-name="ce39" office:value-type="float" office:value="911" calcext:value-type="float">
            <text:p><text:s text:c="3"/>911</text:p>
          </table:table-cell>
          <table:table-cell table:style-name="ce39" office:value-type="float" office:value="1506" calcext:value-type="float">
            <text:p><text:s text:c="3"/>1,506</text:p>
          </table:table-cell>
          <table:table-cell table:style-name="ce39" office:value-type="float" office:value="563" calcext:value-type="float">
            <text:p><text:s text:c="3"/>563</text:p>
          </table:table-cell>
          <table:table-cell table:style-name="ce39" office:value-type="float" office:value="1221" calcext:value-type="float">
            <text:p><text:s text:c="3"/>1,221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3652" calcext:value-type="float">
            <text:p><text:s text:c="3"/>3,652</text:p>
          </table:table-cell>
          <table:table-cell table:style-name="ce39" office:value-type="float" office:value="8496" calcext:value-type="float">
            <text:p><text:s text:c="3"/>8,496</text:p>
          </table:table-cell>
          <table:table-cell table:style-name="ce39" office:value-type="float" office:value="377" calcext:value-type="float">
            <text:p><text:s text:c="3"/>3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0702" calcext:value-type="float">
            <text:p><text:s text:c="3"/>20,702</text:p>
          </table:table-cell>
          <table:table-cell table:style-name="ce39" office:value-type="float" office:value="484" calcext:value-type="float">
            <text:p><text:s text:c="3"/>484</text:p>
          </table:table-cell>
          <table:table-cell table:style-name="ce39" office:value-type="float" office:value="1604" calcext:value-type="float">
            <text:p><text:s text:c="3"/>1,604</text:p>
          </table:table-cell>
          <table:table-cell table:style-name="ce39" office:value-type="float" office:value="918" calcext:value-type="float">
            <text:p><text:s text:c="3"/>918</text:p>
          </table:table-cell>
          <table:table-cell table:style-name="ce39" office:value-type="float" office:value="1358" calcext:value-type="float">
            <text:p><text:s text:c="3"/>1,358</text:p>
          </table:table-cell>
          <table:table-cell table:style-name="ce39" office:value-type="float" office:value="2152" calcext:value-type="float">
            <text:p><text:s text:c="3"/>2,152</text:p>
          </table:table-cell>
          <table:table-cell table:style-name="ce39" office:value-type="float" office:value="687" calcext:value-type="float">
            <text:p><text:s text:c="3"/>687</text:p>
          </table:table-cell>
          <table:table-cell table:style-name="ce39" office:value-type="float" office:value="1272" calcext:value-type="float">
            <text:p><text:s text:c="3"/>1,272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652" calcext:value-type="float">
            <text:p><text:s text:c="3"/>3,652</text:p>
          </table:table-cell>
          <table:table-cell table:style-name="ce39" office:value-type="float" office:value="8496" calcext:value-type="float">
            <text:p><text:s text:c="3"/>8,496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0" office:value-type="float" office:value="-313" calcext:value-type="float">
            <text:p><text:s/>－313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9405" calcext:value-type="float">
            <text:p><text:s text:c="3"/>9,405</text:p>
          </table:table-cell>
          <table:table-cell table:style-name="ce40" office:value-type="float" office:value="184" calcext:value-type="float">
            <text:p><text:s text:c="3"/>184</text:p>
          </table:table-cell>
          <table:table-cell table:style-name="ce40" office:value-type="float" office:value="949" calcext:value-type="float">
            <text:p><text:s text:c="3"/>949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475" calcext:value-type="float">
            <text:p><text:s text:c="3"/>475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248" calcext:value-type="float">
            <text:p><text:s text:c="3"/>248</text:p>
          </table:table-cell>
          <table:table-cell table:style-name="ce40" office:value-type="float" office:value="600" calcext:value-type="float">
            <text:p><text:s text:c="3"/>600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43" calcext:value-type="float">
            <text:p><text:s text:c="3"/>43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623" calcext:value-type="float">
            <text:p><text:s text:c="3"/>1,623</text:p>
          </table:table-cell>
          <table:table-cell table:style-name="ce40" office:value-type="float" office:value="3874" calcext:value-type="float">
            <text:p><text:s text:c="3"/>3,87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9431" calcext:value-type="float">
            <text:p><text:s text:c="3"/>9,431</text:p>
          </table:table-cell>
          <table:table-cell table:style-name="ce40" office:value-type="float" office:value="202" calcext:value-type="float">
            <text:p><text:s text:c="3"/>202</text:p>
          </table:table-cell>
          <table:table-cell table:style-name="ce40" office:value-type="float" office:value="747" calcext:value-type="float">
            <text:p><text:s text:c="3"/>747</text:p>
          </table:table-cell>
          <table:table-cell table:style-name="ce40" office:value-type="float" office:value="439" calcext:value-type="float">
            <text:p><text:s text:c="3"/>439</text:p>
          </table:table-cell>
          <table:table-cell table:style-name="ce40" office:value-type="float" office:value="624" calcext:value-type="float">
            <text:p><text:s text:c="3"/>624</text:p>
          </table:table-cell>
          <table:table-cell table:style-name="ce40" office:value-type="float" office:value="953" calcext:value-type="float">
            <text:p><text:s text:c="3"/>953</text:p>
          </table:table-cell>
          <table:table-cell table:style-name="ce40" office:value-type="float" office:value="325" calcext:value-type="float">
            <text:p><text:s text:c="3"/>325</text:p>
          </table:table-cell>
          <table:table-cell table:style-name="ce40" office:value-type="float" office:value="600" calcext:value-type="float">
            <text:p><text:s text:c="3"/>600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40" calcext:value-type="float">
            <text:p><text:s text:c="3"/>40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623" calcext:value-type="float">
            <text:p><text:s text:c="3"/>1,623</text:p>
          </table:table-cell>
          <table:table-cell table:style-name="ce40" office:value-type="float" office:value="3874" calcext:value-type="float">
            <text:p><text:s text:c="3"/>3,87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61" office:value-type="float" office:value="-26" calcext:value-type="float">
            <text:p><text:s/>－26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0984" calcext:value-type="float">
            <text:p><text:s text:c="3"/>10,984</text:p>
          </table:table-cell>
          <table:table-cell table:style-name="ce41" office:value-type="float" office:value="245" calcext:value-type="float">
            <text:p><text:s text:c="3"/>245</text:p>
          </table:table-cell>
          <table:table-cell table:style-name="ce41" office:value-type="float" office:value="950" calcext:value-type="float">
            <text:p><text:s text:c="3"/>950</text:p>
          </table:table-cell>
          <table:table-cell table:style-name="ce41" office:value-type="float" office:value="626" calcext:value-type="float">
            <text:p><text:s text:c="3"/>626</text:p>
          </table:table-cell>
          <table:table-cell table:style-name="ce41" office:value-type="float" office:value="436" calcext:value-type="float">
            <text:p><text:s text:c="3"/>436</text:p>
          </table:table-cell>
          <table:table-cell table:style-name="ce41" office:value-type="float" office:value="796" calcext:value-type="float">
            <text:p><text:s text:c="3"/>796</text:p>
          </table:table-cell>
          <table:table-cell table:style-name="ce41" office:value-type="float" office:value="315" calcext:value-type="float">
            <text:p><text:s text:c="3"/>315</text:p>
          </table:table-cell>
          <table:table-cell table:style-name="ce41" office:value-type="float" office:value="621" calcext:value-type="float">
            <text:p><text:s text:c="3"/>621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38" office:value-type="float" office:value="2" calcext:value-type="float">
            <text:p>2</text:p>
          </table:table-cell>
          <table:table-cell table:style-name="ce41" office:value-type="float" office:value="2029" calcext:value-type="float">
            <text:p><text:s text:c="3"/>2,029</text:p>
          </table:table-cell>
          <table:table-cell table:style-name="ce41" office:value-type="float" office:value="4622" calcext:value-type="float">
            <text:p><text:s text:c="3"/>4,622</text:p>
          </table:table-cell>
          <table:table-cell table:style-name="ce41" office:value-type="float" office:value="319" calcext:value-type="float">
            <text:p><text:s text:c="3"/>319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1271" calcext:value-type="float">
            <text:p><text:s text:c="3"/>11,271</text:p>
          </table:table-cell>
          <table:table-cell table:style-name="ce41" office:value-type="float" office:value="282" calcext:value-type="float">
            <text:p><text:s text:c="3"/>282</text:p>
          </table:table-cell>
          <table:table-cell table:style-name="ce41" office:value-type="float" office:value="857" calcext:value-type="float">
            <text:p><text:s text:c="3"/>857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734" calcext:value-type="float">
            <text:p><text:s text:c="3"/>734</text:p>
          </table:table-cell>
          <table:table-cell table:style-name="ce41" office:value-type="float" office:value="1199" calcext:value-type="float">
            <text:p><text:s text:c="3"/>1,199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41" office:value-type="float" office:value="672" calcext:value-type="float">
            <text:p><text:s text:c="3"/>672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029" calcext:value-type="float">
            <text:p><text:s text:c="3"/>2,029</text:p>
          </table:table-cell>
          <table:table-cell table:style-name="ce41" office:value-type="float" office:value="4622" calcext:value-type="float">
            <text:p><text:s text:c="3"/>4,62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61" office:value-type="float" office:value="-287" calcext:value-type="float">
            <text:p><text:s/>－28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92" calcext:value-type="float">
            <text:p>1,59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1" calcext:value-type="float">
            <text:p>1,55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897" calcext:value-type="float">
            <text:p>8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41" calcext:value-type="float">
            <text:p>4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33" calcext:value-type="float">
            <text:p>73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8" calcext:value-type="float">
            <text:p>7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12" calcext:value-type="float">
            <text:p>4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5" calcext:value-type="float">
            <text:p>1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59" calcext:value-type="float">
            <text:p>85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485" calcext:value-type="float">
            <text:p>48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3" calcext:value-type="float">
            <text:p>83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85" calcext:value-type="float">
            <text:p>48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26" calcext:value-type="float">
            <text:p>26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91" calcext:value-type="float">
            <text:p>1,89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9" calcext:value-type="float">
            <text:p>1,56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612" calcext:value-type="float">
            <text:p>6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22" calcext:value-type="float">
            <text:p>322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99" calcext:value-type="float">
            <text:p>89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4" calcext:value-type="float">
            <text:p>70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283" calcext:value-type="float">
            <text:p>2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95" calcext:value-type="float">
            <text:p>19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92" calcext:value-type="float">
            <text:p>99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6" calcext:value-type="float">
            <text:p>3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65" calcext:value-type="float">
            <text:p>8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329" calcext:value-type="float">
            <text:p>32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27" calcext:value-type="float">
            <text:p>12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61" calcext:value-type="float">
            <text:p>1,16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53" calcext:value-type="float">
            <text:p><text:s/>－253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5" calcext:value-type="float">
            <text:p>64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110" calcext:value-type="float">
            <text:p><text:s/>－110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26" calcext:value-type="float">
            <text:p>62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236" calcext:value-type="float">
            <text:p>23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69" calcext:value-type="float">
            <text:p>76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236" calcext:value-type="float">
            <text:p>23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143" calcext:value-type="float">
            <text:p><text:s/>－143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688" calcext:value-type="float">
            <text:p>2,68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55" calcext:value-type="float">
            <text:p>155</text:p>
          </table:table-cell>
          <table:table-cell table:number-columns-repeated="2" table:style-name="ce42" office:value-type="float" office:value="73" calcext:value-type="float">
            <text:p>73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1427" calcext:value-type="float">
            <text:p>1,427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8" calcext:value-type="float">
            <text:p>2,82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1427" calcext:value-type="float">
            <text:p>1,42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40" calcext:value-type="float">
            <text:p><text:s/>－14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73" calcext:value-type="float">
            <text:p>1,17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9" calcext:value-type="float">
            <text:p>1,26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96" calcext:value-type="float">
            <text:p><text:s/>－9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515" calcext:value-type="float">
            <text:p>1,51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790" calcext:value-type="float">
            <text:p>790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59" calcext:value-type="float">
            <text:p>1,55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305" calcext:value-type="float">
            <text:p>305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790" calcext:value-type="float">
            <text:p>79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44" calcext:value-type="float">
            <text:p><text:s/>－4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01" calcext:value-type="float">
            <text:p>1,20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3" calcext:value-type="float">
            <text:p>1,35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442" calcext:value-type="float">
            <text:p>44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152" calcext:value-type="float">
            <text:p><text:s/>－152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66" calcext:value-type="float">
            <text:p>56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207" calcext:value-type="float">
            <text:p>2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0" calcext:value-type="float">
            <text:p><text:s/>－40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35" calcext:value-type="float">
            <text:p>63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235" calcext:value-type="float">
            <text:p>23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47" calcext:value-type="float">
            <text:p>747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235" calcext:value-type="float">
            <text:p>235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3" office:value-type="float" office:value="-112" calcext:value-type="float">
            <text:p><text:s/>－11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20" calcext:value-type="float">
            <text:p>1,62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8" calcext:value-type="float">
            <text:p>1,80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653" calcext:value-type="float">
            <text:p>6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88" calcext:value-type="float">
            <text:p><text:s/>－18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278" calcext:value-type="float">
            <text:p>2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31" calcext:value-type="float">
            <text:p><text:s/>－13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13" calcext:value-type="float">
            <text:p>91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375" calcext:value-type="float">
            <text:p>3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70" calcext:value-type="float">
            <text:p>97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375" calcext:value-type="float">
            <text:p>37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57" calcext:value-type="float">
            <text:p><text:s/>－57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40" calcext:value-type="float">
            <text:p>1,24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3" calcext:value-type="float">
            <text:p>1,47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33" calcext:value-type="float">
            <text:p><text:s/>－23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8" calcext:value-type="float">
            <text:p>67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136" calcext:value-type="float">
            <text:p><text:s/>－13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98" calcext:value-type="float">
            <text:p>69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42" calcext:value-type="float">
            <text:p>242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5" calcext:value-type="float">
            <text:p>79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9" calcext:value-type="float">
            <text:p>269</text:p>
          </table:table-cell>
          <table:table-cell table:style-name="ce44" office:value-type="float" office:value="207" calcext:value-type="float">
            <text:p>20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97" calcext:value-type="float">
            <text:p><text:s/>－97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476" calcext:value-type="float">
            <text:p>2,47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2" table:style-name="ce42" office:value-type="float" office:value="64" calcext:value-type="float">
            <text:p>64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233" calcext:value-type="float">
            <text:p>1,23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81" calcext:value-type="float">
            <text:p>2,58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233" calcext:value-type="float">
            <text:p>1,23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05" calcext:value-type="float">
            <text:p><text:s/>－10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203" calcext:value-type="float">
            <text:p>1,20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4" calcext:value-type="float">
            <text:p>1,19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599" calcext:value-type="float">
            <text:p>5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9" calcext:value-type="float">
            <text:p>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73" calcext:value-type="float">
            <text:p>1,27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77" calcext:value-type="float">
            <text:p>27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634" calcext:value-type="float">
            <text:p>63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87" calcext:value-type="float">
            <text:p>1,38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336" calcext:value-type="float">
            <text:p>3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634" calcext:value-type="float">
            <text:p>63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14" calcext:value-type="float">
            <text:p><text:s/>－11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203" calcext:value-type="float">
            <text:p>2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91" calcext:value-type="float">
            <text:p><text:s/>－9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13" calcext:value-type="float">
            <text:p>1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13" calcext:value-type="float">
            <text:p>1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9" calcext:value-type="float">
            <text:p><text:s/>－1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92" calcext:value-type="float">
            <text:p>29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64" calcext:value-type="float">
            <text:p>36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72" calcext:value-type="float">
            <text:p><text:s/>－7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90" calcext:value-type="float">
            <text:p>1,29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684" calcext:value-type="float">
            <text:p>68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9" calcext:value-type="float">
            <text:p>1,33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684" calcext:value-type="float">
            <text:p>6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9" calcext:value-type="float">
            <text:p><text:s/>－4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92" calcext:value-type="float">
            <text:p>59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317" calcext:value-type="float">
            <text:p>31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17" calcext:value-type="float">
            <text:p>31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7" calcext:value-type="float">
            <text:p><text:s/>－3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98" calcext:value-type="float">
            <text:p>69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367" calcext:value-type="float">
            <text:p>36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367" calcext:value-type="float">
            <text:p>36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2" calcext:value-type="float">
            <text:p><text:s/>－1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12" calcext:value-type="float">
            <text:p>1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44" calcext:value-type="float">
            <text:p>4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1" calcext:value-type="float">
            <text:p>6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1" calcext:value-type="float">
            <text:p>6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3" calcext:value-type="float">
            <text:p>2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21" calcext:value-type="float">
            <text:p>2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48" calcext:value-type="float">
            <text:p>1,54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7" calcext:value-type="float">
            <text:p>1,31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598" calcext:value-type="float">
            <text:p>5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231" calcext:value-type="float">
            <text:p>23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01" calcext:value-type="float">
            <text:p>70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5" calcext:value-type="float">
            <text:p>56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53" calcext:value-type="float">
            <text:p>2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36" calcext:value-type="float">
            <text:p>13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47" calcext:value-type="float">
            <text:p>847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345" calcext:value-type="float">
            <text:p>3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2" calcext:value-type="float">
            <text:p>75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45" calcext:value-type="float">
            <text:p>34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95" calcext:value-type="float">
            <text:p>9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07" calcext:value-type="float">
            <text:p>1,60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5" calcext:value-type="float">
            <text:p>1,54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578" calcext:value-type="float">
            <text:p>5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62" calcext:value-type="float">
            <text:p>6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239" calcext:value-type="float">
            <text:p>23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71" calcext:value-type="float">
            <text:p>7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72" calcext:value-type="float">
            <text:p>87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2" calcext:value-type="float">
            <text:p>252</text:p>
          </table:table-cell>
          <table:table-cell table:style-name="ce44" office:value-type="float" office:value="339" calcext:value-type="float">
            <text:p>33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1" calcext:value-type="float">
            <text:p>88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office:value-type="float" office:value="339" calcext:value-type="float">
            <text:p>3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9" calcext:value-type="float">
            <text:p><text:s/>－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27" calcext:value-type="float">
            <text:p>1,02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43" calcext:value-type="float">
            <text:p>2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98" calcext:value-type="float">
            <text:p>19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04" calcext:value-type="float">
            <text:p>1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94" calcext:value-type="float">
            <text:p>9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79" calcext:value-type="float">
            <text:p>57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62" calcext:value-type="float">
            <text:p>262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75" calcext:value-type="float">
            <text:p>47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139" calcext:value-type="float">
            <text:p>1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04" calcext:value-type="float">
            <text:p>104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759" calcext:value-type="float">
            <text:p>75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00" calcext:value-type="float">
            <text:p>70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66" calcext:value-type="float">
            <text:p>6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93" calcext:value-type="float">
            <text:p>29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0" office:value-type="float" office:value="59" calcext:value-type="float">
            <text:p>59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8" calcext:value-type="float">
            <text:p>15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14" calcext:value-type="float">
            <text:p>1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23" calcext:value-type="float">
            <text:p>2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45" calcext:value-type="float">
            <text:p>4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96" calcext:value-type="float">
            <text:p>69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1" calcext:value-type="float">
            <text:p>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7" calcext:value-type="float">
            <text:p>5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78" calcext:value-type="float">
            <text:p>278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72" calcext:value-type="float">
            <text:p>7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28" calcext:value-type="float">
            <text:p>2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26" calcext:value-type="float">
            <text:p>32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44" calcext:value-type="float">
            <text:p>4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3" calcext:value-type="float">
            <text:p><text:s/>－1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4" calcext:value-type="float">
            <text:p><text:s/>－14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" calcext:value-type="float">
            <text:p>1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5年5月4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moi1726/%E7%B6%9C%E5%90%88/%E8%BD%89%E6%AA%94/popu/%E6%96%B0%E8%A1%A8%E8%99%9F02,07~11-%E9%80%A3%E7%B5%90(%E5%85%AC%E5%BC%8F)%E6%AA%94105.4.xls'#$''.$G$5]"/>
        <table:named-expression table:name="出生" table:base-cell-address="$遷徙.$A$1" table:expression="['file:///D:/moi1726/%E7%B6%9C%E5%90%88/%E8%BD%89%E6%AA%94/popu/%E6%96%B0%E8%A1%A8%E8%99%9F02,07~11-%E9%80%A3%E7%B5%90(%E5%85%AC%E5%BC%8F)%E6%AA%94105.4.xls'#$''.$V$14:.$V$34]"/>
        <table:named-expression table:name="月底人口數" table:base-cell-address="$遷徙.$A$1" table:expression="['file:///D:/moi1726/%E7%B6%9C%E5%90%88/%E8%BD%89%E6%AA%94/popu/%E6%96%B0%E8%A1%A8%E8%99%9F02,07~11-%E9%80%A3%E7%B5%90(%E5%85%AC%E5%BC%8F)%E6%AA%94105.4.xls'#$''.$AT$14:.$AU$34]"/>
        <table:named-expression table:name="死亡" table:base-cell-address="$遷徙.$A$1" table:expression="['file:///D:/moi1726/%E7%B6%9C%E5%90%88/%E8%BD%89%E6%AA%94/popu/%E6%96%B0%E8%A1%A8%E8%99%9F02,07~11-%E9%80%A3%E7%B5%90(%E5%85%AC%E5%BC%8F)%E6%AA%94105.4.xls'#$''.$Y$14:.$Y$34]"/>
        <table:named-expression table:name="結婚" table:base-cell-address="$遷徙.$A$1" table:expression="['file:///D:/moi1726/%E7%B6%9C%E5%90%88/%E8%BD%89%E6%AA%94/popu/%E6%96%B0%E8%A1%A8%E8%99%9F02,07~11-%E9%80%A3%E7%B5%90(%E5%85%AC%E5%BC%8F)%E6%AA%94105.4.xls'#$''.$L$14:.$L$34]"/>
        <table:named-expression table:name="鄰數戶數" table:base-cell-address="$遷徙.$A$1" table:expression="['file:///D:/moi1726/%E7%B6%9C%E5%90%88/%E8%BD%89%E6%AA%94/popu/%E6%96%B0%E8%A1%A8%E8%99%9F02,07~11-%E9%80%A3%E7%B5%90(%E5%85%AC%E5%BC%8F)%E6%AA%94105.4.xls'#$''.$AQ$14:.$AR$34]"/>
        <table:named-expression table:name="離婚" table:base-cell-address="$遷徙.$A$1" table:expression="['file:///D:/moi1726/%E7%B6%9C%E5%90%88/%E8%BD%89%E6%AA%94/popu/%E6%96%B0%E8%A1%A8%E8%99%9F02,07~11-%E9%80%A3%E7%B5%90(%E5%85%AC%E5%BC%8F)%E6%AA%94105.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5-03T18:25:56</meta:creation-date>
    <dc:creator>溫麗華</dc:creator>
    <dc:date>2016-05-03T18:27:16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